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fo:font-size="20pt" style:font-size-asian="20pt" style:font-size-complex="20pt"/>
    </style:style>
    <style:style style:name="P2" style:family="paragraph" style:parent-style-name="Heading_20_3">
      <style:text-properties fo:font-size="20pt" officeooo:paragraph-rsid="001cb2e5" style:font-size-asian="20pt" style:font-size-complex="20pt"/>
    </style:style>
    <style:style style:name="P3" style:family="paragraph" style:parent-style-name="Preformatted_20_Text">
      <style:paragraph-properties fo:margin-top="0cm" fo:margin-bottom="0.499cm" loext:contextual-spacing="false"/>
    </style:style>
    <style:style style:name="P4" style:family="paragraph" style:parent-style-name="Standard">
      <style:text-properties fo:font-size="20pt" fo:font-weight="bold" officeooo:rsid="001cb2e5" officeooo:paragraph-rsid="001cb2e5" style:font-size-asian="20pt" style:font-weight-asian="bold" style:font-size-complex="20pt" style:font-weight-complex="bold"/>
    </style:style>
    <style:style style:name="P5" style:family="paragraph" style:parent-style-name="Standard">
      <style:text-properties officeooo:paragraph-rsid="001cb2e5"/>
    </style:style>
    <style:style style:name="P6" style:family="paragraph" style:parent-style-name="Text_20_body" style:list-style-name="L1"/>
    <style:style style:name="P7" style:family="paragraph" style:parent-style-name="Text_20_body">
      <style:text-properties fo:font-size="14pt" style:font-size-asian="14pt" style:font-size-complex="14pt"/>
    </style:style>
    <style:style style:name="P8" style:family="paragraph" style:parent-style-name="Text_20_body" style:list-style-name="L2">
      <style:text-properties fo:font-size="14pt" style:font-size-asian="14pt" style:font-size-complex="14pt"/>
    </style:style>
    <style:style style:name="P9" style:family="paragraph" style:parent-style-name="Text_20_body" style:list-style-name="L1">
      <style:paragraph-properties fo:margin-top="0cm" fo:margin-bottom="0cm" loext:contextual-spacing="false"/>
    </style:style>
    <style:style style:name="P10" style:family="paragraph" style:parent-style-name="Text_20_body" style:list-style-name="L1">
      <style:paragraph-properties fo:margin-top="0cm" fo:margin-bottom="0cm" loext:contextual-spacing="false"/>
      <style:text-properties officeooo:paragraph-rsid="0024d0ca"/>
    </style:style>
    <style:style style:name="P11" style:family="paragraph" style:parent-style-name="Text_20_body" style:list-style-name="L2">
      <style:paragraph-properties fo:margin-top="0cm" fo:margin-bottom="0cm" loext:contextual-spacing="false"/>
      <style:text-properties fo:font-size="14pt" style:font-size-asian="14pt" style:font-size-complex="14pt"/>
    </style:style>
    <style:style style:name="T1" style:family="text">
      <style:text-properties officeooo:rsid="001cc507"/>
    </style:style>
    <style:style style:name="T2" style:family="text">
      <style:text-properties fo:font-size="14pt" fo:font-weight="normal" officeooo:rsid="001cb2e5" style:font-size-asian="14pt" style:font-weight-asian="normal" style:font-size-complex="14pt" style:font-weight-complex="normal"/>
    </style:style>
    <style:style style:name="T3" style:family="text">
      <style:text-properties fo:font-size="14pt" style:font-size-asian="14pt" style:font-size-complex="14pt"/>
    </style:style>
    <style:style style:name="T4" style:family="text">
      <style:text-properties fo:font-size="14pt" officeooo:rsid="002947cb" style:font-size-asian="14pt" style:font-size-complex="14pt"/>
    </style:style>
    <style:style style:name="T5" style:family="text">
      <style:text-properties officeooo:rsid="002947cb"/>
    </style:style>
    <style:style style:name="T6" style:family="text">
      <style:text-properties officeooo:rsid="00358707"/>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ecure Shell (SSH)</text:p>
      <text:p text:style-name="P5"><text:span text:style-name="T2">SSH, also known as Secure Shell or Secure Socket Shell, is a network protocol that gives users, particularly system administrators, a secure way to access a computer over an unsecured network. </text:span><text:span text:style-name="T3">In addition to providing strong encryption, SSH is widely used by network administrators to manage systems and applications remotely, enabling them to log in to another computer over a network, execute commands and move files from one computer to another.</text:span></text:p>
      <text:h text:style-name="P2" text:outline-level="3">Secure Shell capabilities</text:h>
      <text:list xml:id="list3212678790" text:style-name="L1">
        <text:list-item>
          <text:p text:style-name="P10"><text:span text:style-name="T4">S</text:span><text:span text:style-name="T3">ecure remote access to SSH-enabled network systems or devices for users, as well as automated processes; </text:span></text:p>
        </text:list-item>
        <text:list-item>
          <text:p text:style-name="P9"><text:span text:style-name="T5">S</text:span>ecure and interactive file transfer sessions; </text:p>
        </text:list-item>
        <text:list-item>
          <text:p text:style-name="P9"><text:span text:style-name="T5">A</text:span>utomated and secured file transfers; </text:p>
        </text:list-item>
        <text:list-item>
          <text:p text:style-name="P9"><text:span text:style-name="T5">S</text:span>ecure issuance of commands on remote devices or systems; <text:s/></text:p>
        </text:list-item>
        <text:list-item>
          <text:p text:style-name="P6"><text:span text:style-name="T5">S</text:span>ecure management of network infrastructure components. </text:p>
        </text:list-item>
      </text:list>
      <text:h text:style-name="P1" text:outline-level="3">SSH implementations</text:h>
      <text:p text:style-name="P7">Most implementations of the SSH suite comprise three utilities:</text:p>
      <text:list xml:id="list3581898861" text:style-name="L2">
        <text:list-item>
          <text:p text:style-name="P11">slogin (secure login) </text:p>
        </text:list-item>
        <text:list-item>
          <text:p text:style-name="P11">ssh </text:p>
        </text:list-item>
        <text:list-item>
          <text:p text:style-name="P8">scp (secure copy) </text:p>
        </text:list-item>
      </text:list>
      <text:h text:style-name="P1" text:outline-level="3">SSH commands</text:h>
      <text:p text:style-name="P3">ssh remote_host_userID@server.example.org</text:p>
      <text:h text:style-name="P1" text:outline-level="3">SSH <text:span text:style-name="T6">T</text:span>unneling</text:h>
      <text:p text:style-name="Text_20_body"><text:span text:style-name="T3">SSH tunneling, also known as </text:span><text:span text:style-name="Emphasis"><text:span text:style-name="T3">SSH port forwarding</text:span></text:span><text:span text:style-name="T3">, is a technique that enables a user to open a secure tunnel between a local host and a remote host.</text:span></text:p>
      <text:p text:style-name="P7">SSH port forwarding redirects network traffic to a particular port/IP address so that a remote host is made directly accessible by applications on the local host. The destination may be on the remote SSH server, or that server may be configured to forward to yet another remote host.</text:p>
      <text:p text:style-name="Text_20_body"/>
      <text:p text:style-name="P5"><text:span text:style-name="T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6T15:03:47.639680420</meta:creation-date>
    <meta:generator>LibreOffice/6.4.7.2$Linux_X86_64 LibreOffice_project/40$Build-2</meta:generator>
    <dc:date>2022-03-16T15:08:03.408509933</dc:date>
    <meta:editing-duration>PT4M3S</meta:editing-duration>
    <meta:editing-cycles>26</meta:editing-cycles>
    <meta:document-statistic meta:table-count="0" meta:image-count="0" meta:object-count="0" meta:page-count="1" meta:paragraph-count="18" meta:word-count="227" meta:character-count="1431" meta:non-whitespace-character-count="1221"/>
  </office:meta>
</office:document-meta>
</file>